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0"/>
        <table:table-column table:style-name="co5" table:default-cell-style-name="ce10"/>
        <table:table-column table:style-name="co6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6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12:06:29.23773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9-15T12:11:34.919598000</dc:date>
    <meta:editing-duration>P6DT17H29M10S</meta:editing-duration>
    <meta:editing-cycles>83</meta:editing-cycles>
    <meta:generator>LibreOffice/5.4.6.2$MacOSX_X86_64 LibreOffice_project/4014ce260a04f1026ba855d3b8d91541c224eab8</meta:generator>
    <meta:document-statistic meta:table-count="7" meta:cell-count="547" meta:object-count="0"/>
  </office:meta>
</office:document-meta>
</file>